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8B000008E842E23CBE.png" manifest:media-type="image/png"/>
  <manifest:file-entry manifest:full-path="Pictures/100000000000068A00000B060A6E589E.png" manifest:media-type="image/png"/>
  <manifest:file-entry manifest:full-path="Pictures/10000000000006A3000004B10B2FD2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width="17cm" svg:height="12.016cm" draw:z-index="2"><draw:image xlink:href="Pictures/10000000000006A3000004B10B2FD266.png" xlink:type="simple" xlink:show="embed" xlink:actuate="onLoad" draw:mime-type="image/png"/></draw:frame></text:p>
      <text:p text:style-name="Standard"><draw:frame draw:style-name="fr2" draw:name="Image2" text:anchor-type="char" svg:width="17cm" svg:height="28.658cm" draw:z-index="1"><draw:image xlink:href="Pictures/100000000000068A00000B060A6E589E.png" xlink:type="simple" xlink:show="embed" xlink:actuate="onLoad" draw:mime-type="image/png"/></draw:frame><text:soft-page-break/></text:p>
      <text:p text:style-name="Standard"><text:soft-page-break/></text:p>
      <text:p text:style-name="P1"><draw:frame draw:style-name="fr2" draw:name="Image1" text:anchor-type="char" svg:width="17cm" svg:height="23.14cm" draw:z-index="0"><draw:image xlink:href="Pictures/100000000000068B000008E842E23C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0:25:10.252857627</meta:creation-date>
    <dc:date>2025-07-13T10:52:09.084081276</dc:date>
    <meta:editing-duration>PT3M5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24.2.7.2$Linux_X86_64 LibreOffice_project/420$Build-2</meta:generator>
  </office:meta>
</office:document-meta>
</file>